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3" svg:font-family="'Wingdings 3'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74cm" fo:margin-left="0.238cm" fo:margin-right="10.777cm" table:align="margins" style:writing-mode="lr-tb"/>
    </style:style>
    <style:style style:name="Table1.A" style:family="table-column">
      <style:table-column-properties style:column-width="2.605cm" style:rel-column-width="1477*"/>
    </style:style>
    <style:style style:name="Table1.B" style:family="table-column">
      <style:table-column-properties style:column-width="1.547cm" style:rel-column-width="877*"/>
    </style:style>
    <style:style style:name="Table1.C" style:family="table-column">
      <style:table-column-properties style:column-width="1.323cm" style:rel-column-width="750*"/>
    </style:style>
    <style:style style:name="Table1.D" style:family="table-column">
      <style:table-column-properties style:column-width="1.099cm" style:rel-column-width="62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name-complex="Arial" style:font-size-complex="10pt"/>
    </style:style>
    <style:style style:name="P3" style:family="paragraph" style:parent-style-name="Standard">
      <style:paragraph-properties style:snap-to-layout-grid="false"/>
      <style:text-properties style:font-name="Times New Roman" fo:font-size="10pt" style:font-size-asian="10pt" style:font-name-complex="Arial" style:font-size-complex="10pt"/>
    </style:style>
    <style:style style:name="P4" style:family="paragraph" style:parent-style-name="Standard" style:list-style-name="WW8Num1">
      <style:text-properties style:font-name="Times New Roman" fo:font-size="10pt" style:font-size-asian="10pt" style:font-name-complex="Arial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Standard" style:list-style-name="WW8Num1"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Times New Roman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>
      <style:text-properties style:font-name="Times New Roman" fo:font-size="16pt" fo:font-weight="bold" style:font-size-asian="16pt" style:font-weight-asian="bold" style:font-name-complex="Arial" style:font-size-complex="16pt" style:font-weight-complex="bold"/>
    </style:style>
    <style:style style:name="P11" style:family="paragraph" style:parent-style-name="Standard" style:master-page-name="Standard">
      <style:paragraph-properties style:page-number="auto"/>
      <style:text-properties style:font-name="Times New Roman" fo:font-size="10pt" style:font-size-asian="10pt" style:font-name-complex="Arial" style:font-size-complex="10pt"/>
    </style:style>
    <style:style style:name="P12" style:family="paragraph" style:parent-style-name="Standard">
      <style:paragraph-properties fo:break-before="page"/>
      <style:text-properties style:font-name="Times New Roman" fo:font-size="10pt" style:font-size-asian="10pt" style:font-name-complex="Arial" style:font-size-complex="10pt"/>
    </style:style>
    <style:style style:name="P13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Arial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variable-decls>
        <text:variable-decl office:value-type="string" text:name="Semestre"/>
        <text:variable-decl office:value-type="string" text:name="Cadeira"/>
        <text:variable-decl office:value-type="string" text:name="ApoioNum"/>
        <text:variable-decl office:value-type="string" text:name="Anolectiv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Enunciado:</text:p>
      <text:p text:style-name="P8">4.17</text:p>
      <text:p text:style-name="P2"/>
      <text:p text:style-name="P5"><text:span text:style-name="T1">A empresa ABC pretende decidir sobre a realização de um investimento cujos resultados da avaliação económica, a preços constantes e em milhares de escudos, se encontram sintetizados no quadro seguinte:</text:span></text:p>
      <text:p text:style-name="P5"><text:span text:style-name="T1">A taxa nominal de actualização é de 10% no ano 1 e de 11% no ano 2. Considere uma taxa de ISR de 40%.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D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3">Cash Flow</text:p>
          </table:table-cell>
          <table:table-cell table:style-name="Table1.A1" office:value-type="string">
            <text:p text:style-name="P3">-180</text:p>
          </table:table-cell>
          <table:table-cell table:style-name="Table1.A1" office:value-type="string">
            <text:p text:style-name="P3">100</text:p>
          </table:table-cell>
          <table:table-cell table:style-name="Table1.D1" office:value-type="string">
            <text:p text:style-name="P3">200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FM</text:span></text:p>
          </table:table-cell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-30</text:p>
          </table:table-cell>
          <table:table-cell table:style-name="Table1.D1" office:value-type="string">
            <text:p text:style-name="P3">10</text:p>
          </table:table-cell>
        </table:table-row>
        <table:table-row table:style-name="Table1.1">
          <table:table-cell table:style-name="Table1.A1" office:value-type="string">
            <text:p text:style-name="P3">Amortizaçã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80</text:p>
          </table:table-cell>
          <table:table-cell table:style-name="Table1.D1" office:value-type="string">
            <text:p text:style-name="P3">80</text:p>
          </table:table-cell>
        </table:table-row>
      </table:table>
      <text:p text:style-name="P2"/>
      <text:p text:style-name="P2"/>
      <text:list xml:id="list941495445" text:style-name="WW8Num1">
        <text:list-item>
          <text:p text:style-name="P4">Identifique o RAI do projecto considerando nulo o valor residual em capital fixo</text:p>
        </text:list-item>
        <text:list-item>
          <text:p text:style-name="P7"><text:span text:style-name="T1">Calcule o VAL do projecto a preços constantes e a preços correntes (admita uma taxa de inflação anual de 3%)</text:span></text:p>
        </text:list-item>
        <text:list-item>
          <text:p text:style-name="P4">Caso a taxa de inflação prevista fosse mais alta do que a estimativa indicada na alínea anterior, manter-se-ia ou não o valor calculado anteriormente para o VAL a preços correntes?</text:p>
        </text:list-item>
      </text:list>
      <text:p text:style-name="P2"/>
      <text:p text:style-name="P12"><draw:frame draw:style-name="fr1" draw:name="Object1" text:anchor-type="paragraph" svg:x="0.012cm" svg:y="0.61cm" svg:width="17.891cm" svg:height="20.68cm" draw:z-index="0"><draw:object xlink:href="./Object 1" xlink:type="simple" xlink:show="embed" xlink:actuate="onLoad"/><draw:image xlink:href="./ObjectReplacements/Object 1" xlink:type="simple" xlink:show="embed" xlink:actuate="onLoad"/></draw:frame>Pergunta 1:</text:p>
      <text:p text:style-name="P8"><text:s/>Resolução: <text:span text:style-name="T5">Preenchimento da tabela debaixo para cima, de acordo com os dados indicados.</text:span></text:p>
      <text:p text:style-name="P12"/>
      <text:p text:style-name="P1">Pergunta 2:</text:p>
      <text:p text:style-name="P2"/>
      <text:p text:style-name="P2">Taxa Nominal = Taxa Preços Correntes</text:p>
      <text:p text:style-name="P2"/>
      <text:p text:style-name="P2"><draw:frame draw:style-name="fr2" draw:name="Object2" text:anchor-type="as-char" svg:width="8.497cm" svg:height="0.48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3" text:anchor-type="as-char" svg:width="6.172cm" svg:height="0.99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Taxa de Inflação 3%</text:p>
      <text:p text:style-name="P2"/>
      <text:p text:style-name="P2">Ano 1:</text:p>
      <text:p text:style-name="P2">Taxa Nominal: 10%</text:p>
      <text:p text:style-name="P2"><draw:frame draw:style-name="fr2" draw:name="Object4" text:anchor-type="as-char" svg:width="9.366cm" svg:height="0.99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Ano 2:</text:p>
      <text:p text:style-name="P2">Taxa Nominal: 11%</text:p>
      <text:p text:style-name="P2"><draw:frame draw:style-name="fr2" draw:name="Object5" text:anchor-type="as-char" svg:width="9.373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>VAL Preços Constantes:</text:p>
      <text:p text:style-name="P2"><draw:frame draw:style-name="fr2" draw:name="Object6" text:anchor-type="as-char" svg:width="14.968cm" svg:height="1.01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VAL Preços Correntes:</text:p>
      <text:p text:style-name="P2"><draw:frame draw:style-name="fr2" draw:name="Object7" text:anchor-type="as-char" svg:width="13.31cm" svg:height="1.01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1">Pergunta 3:</text:p>
      <text:p text:style-name="P9">Caso a taxa de inflação fosse superior à prevista, no caso do VAL a preços correntes não haveria alterações uma vez que essa taxa de inflação iriam modificar a taxa nominal que iria compensar as diferenças, isto porque estamos a multiplicar ambos os membros da fracção pelo mesmo valor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3" svg:font-family="'Wingdings 3'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6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6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variable-decls>
          <text:variable-decl office:value-type="string" text:name="Cadeira"/>
          <text:variable-decl office:value-type="string" text:name="Semestre"/>
        </text:variable-decls>
        <text:p text:style-name="MP1">Licenciatura Informática e Computadores :: Semestre <text:variable-set text:name="Semestre" office:value-type="string">IV</text:variable-set>:: <text:variable-set text:name="Cadeira" office:value-type="string">EGP</text:variable-set></text:p>
      </style:header>
      <style:footer>
        <text:variable-decls>
          <text:variable-decl office:value-type="string" text:name="Anolectivo"/>
          <text:variable-decl office:value-type="string" text:name="Semestre"/>
        </text:variable-decls>
        <text:p text:style-name="MP2">Nuno Cancelo :: 31401 :: ISEL :: Semestre <text:variable-set text:name="Semestre" office:value-type="string">IV</text:variable-set> :: Ano Lectivo <text:variable-set text:name="Anolectivo" office:value-type="string">2009/2010</text:variable-s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5-23T15:50:29</meta:creation-date>
    <dc:date>2010-05-23T16:43:56</dc:date>
    <dc:creator>Nuno Cancelo</dc:creator>
    <meta:editing-duration>PT00H20M51S</meta:editing-duration>
    <meta:editing-cycles>6</meta:editing-cycles>
    <meta:generator>OpenOffice.org/3.1$Linux OpenOffice.org_project/310m19$Build-9420</meta:generator>
    <meta:document-statistic meta:table-count="1" meta:image-count="0" meta:object-count="7" meta:page-count="3" meta:paragraph-count="42" meta:word-count="252" meta:character-count="14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2.4307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39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paragraph-properties fo:text-align="center" fo:margin-left="0.139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center" fo:margin-left="0.139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0008in solid #000000" fo:border-left="0.0346in solid #000000" fo:padding-bottom="0.0193in" fo:padding-left="0.0138in" fo:padding-right="0.0138in" fo:padding-top="0.0193in" fo:border-right="0.0346in solid #000000" fo:border-top="0.0346in solid #000000" style:vertical-align="middl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346in solid #000000" fo:border-top="0.0008in solid #000000" style:vertical-align="middle"/>
      <style:text-properties fo:font-size="10pt" style:font-size-asian="10pt" style:font-size-complex="10pt"/>
    </style:style>
    <style:style style:name="ce20" style:family="table-cell" style:parent-style-name="Default">
      <style:table-cell-properties fo:border="0.0362in double #000000" style:border-line-width="0.0008in 0.0346in 0.0008in" fo:padding-bottom="0.0193in" fo:padding-left="0.0138in" fo:padding-right="0.0138in" fo:padding-top="0.0193in" style:vertical-align="middl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text-properties fo:font-size="10pt" style:font-size-asian="10pt" style:font-size-complex="10pt"/>
    </style:style>
    <style:style style:name="ce24" style:family="table-cell" style:parent-style-name="Default" style:data-style-name="N11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end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end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end" fo:margin-left="0in"/>
      <style:text-properties fo:font-size="10pt" style:font-size-asian="10pt" style:font-size-complex="10pt"/>
    </style:style>
    <style:style style:name="ce29" style:family="table-cell" style:parent-style-name="Default" style:data-style-name="N118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121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0pt" style:font-size-asian="10pt" style:font-size-complex="10pt"/>
    </style:style>
    <style:style style:name="ce31" style:family="table-cell" style:parent-style-name="Default" style:data-style-name="N121">
      <style:table-cell-properties fo:border="0.0362in double #000000" style:border-line-width="0.0008in 0.0346in 0.0008in" fo:padding-bottom="0.0193in" fo:padding-left="0.0138in" fo:padding-right="0.0138in" fo:padding-top="0.0193in" style:vertical-align="middle"/>
      <style:text-properties fo:font-size="10pt" style:font-size-asian="10pt" style:font-size-complex="10pt"/>
    </style:style>
    <style:style style:name="ce32" style:family="table-cell" style:parent-style-name="Default" style:data-style-name="N11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 style:data-style-name="N121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end" fo:margin-left="0in"/>
      <style:text-properties fo:font-size="10pt" style:font-size-asian="10pt" style:font-size-complex="10pt"/>
    </style:style>
    <style:style style:name="ce34" style:family="table-cell" style:parent-style-name="Default" style:data-style-name="N121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end" fo:margin-left="0in"/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1019" table:default-cell-style-name="ce2"/>
        <table:table-row table:style-name="ro1">
          <table:table-cell table:style-name="ce1"/>
          <table:table-cell table:style-name="ce3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+</text:p>
          </table:table-cell>
          <table:table-cell table:style-name="ce4" office:value-type="string">
            <text:p>Vendas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Variáveis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Fixos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Amortizações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Provisões/Ajusta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s Operacionais</text:p>
          </table:table-cell>
          <table:table-cell table:style-name="ce18"/>
          <table:table-cell table:style-name="ce15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+</text:p>
          </table:table-cell>
          <table:table-cell table:style-name="ce6" office:value-type="string">
            <text:p>Encargos Financeiros</text:p>
          </table:table-cell>
          <table:table-cell table:style-name="ce19"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Antes de Imposto</text:p>
          </table:table-cell>
          <table:table-cell table:style-name="ce15" office:value-type="float" office:value="-200">
            <text:p>-200</text:p>
          </table:table-cell>
          <table:table-cell table:style-name="ce15" office:value-type="float" office:value="83.33">
            <text:p>83.33</text:p>
          </table:table-cell>
          <table:table-cell table:style-name="ce15" office:value-type="float" office:value="216.67">
            <text:p>216.6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Matéria Colectável ISR (t = <text:s text:c="2"/>40 %)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3.33">
            <text:p>33.33</text:p>
          </table:table-cell>
          <table:table-cell table:style-name="ce17" office:value-type="float" office:value="86.67">
            <text:p>86.6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Depois de Imposto</text:p>
          </table:table-cell>
          <table:table-cell table:style-name="ce15" office:value-type="float" office:value="-200">
            <text:p>-2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Amortizações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Provisões/Ajusta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+</text:p>
          </table:table-cell>
          <table:table-cell table:style-name="ce6" office:value-type="string">
            <text:p>Encargos Financeiro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=</text:p>
          </table:table-cell>
          <table:table-cell table:style-name="ce7" office:value-type="string">
            <text:p>Cash-Flow de Exploração</text:p>
          </table:table-cell>
          <table:table-cell table:style-name="ce20" office:value-type="float" office:value="-200">
            <text:p>-200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210">
            <text:p>21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8" office:value-type="string">
            <text:p>Investimento</text:p>
          </table:table-cell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9" office:value-type="string">
            <text:p>Capital Fixo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9" office:value-type="string">
            <text:p>Fundo de Maneio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-30">
            <text:p>-30</text:p>
          </table:table-cell>
          <table:table-cell table:style-name="ce2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+</text:p>
          </table:table-cell>
          <table:table-cell table:style-name="ce10" office:value-type="string">
            <text:p>Total de Investimento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-30">
            <text:p>-30</text:p>
          </table:table-cell>
          <table:table-cell table:style-name="ce17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8" office:value-type="string">
            <text:p>Valor Residual</text:p>
          </table:table-cell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9" office:value-type="string">
            <text:p>Capital Fixo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9" office:value-type="string">
            <text:p>Fundo de Maneio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9" office:value-type="string">
            <text:p>Imposto Mais Valias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+</text:p>
          </table:table-cell>
          <table:table-cell table:style-name="ce10" office:value-type="string">
            <text:p>Total de Valor Residual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=</text:p>
          </table:table-cell>
          <table:table-cell table:style-name="ce11" office:value-type="string">
            <text:p>Cash-Flow Projecto</text:p>
          </table:table-cell>
          <table:table-cell table:style-name="ce23" office:value-type="float" office:value="-180">
            <text:p>-18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1" office:value-type="string">
            <text:p>Inflação</text:p>
          </table:table-cell>
          <table:table-cell table:style-name="ce24" office:value-type="percentage" office:value="0">
            <text:p>0.00%</text:p>
          </table:table-cell>
          <table:table-cell table:style-name="ce24" office:value-type="percentage" office:value="0.03">
            <text:p>3.00%</text:p>
          </table:table-cell>
          <table:table-cell table:style-name="ce24" office:value-type="percentage" office:value="0.03">
            <text:p>3.00%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table:number-columns-spanned="4" table:number-rows-spanned="1">
            <text:p>Preços Constantes</text:p>
          </table:table-cell>
          <table:covered-table-cell table:style-name="ce23"/>
          <table:covered-table-cell table:style-name="ce23"/>
          <table:covered-table-cell table:style-name="ce23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Taxa de Actualização</text:p>
          </table:table-cell>
          <table:table-cell table:style-name="ce25" office:value-type="string">
            <text:p>-</text:p>
          </table:table-cell>
          <table:table-cell table:style-name="ce29" office:value-type="percentage" office:value="0.070874">
            <text:p>7.0874%</text:p>
          </table:table-cell>
          <table:table-cell table:style-name="ce29" office:value-type="percentage" office:value="0.080874">
            <text:p>8.0874%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" office:value-type="string">
            <text:p>Coeficiente de Actualização</text:p>
          </table:table-cell>
          <table:table-cell table:style-name="ce16" office:value-type="float" office:value="1">
            <text:p>1</text:p>
          </table:table-cell>
          <table:table-cell table:style-name="ce16" table:formula="of:=[.D30]/[.D25]" office:value-type="float" office:value="0.933816">
            <text:p>0.93</text:p>
          </table:table-cell>
          <table:table-cell table:style-name="ce16" table:formula="of:=[.E30]/[.E25]" office:value-type="float" office:value="0.855953">
            <text:p>0.8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6" office:value-type="string">
            <text:p>Cash-Flow Global Actualizado</text:p>
          </table:table-cell>
          <table:table-cell table:style-name="ce17" office:value-type="float" office:value="-180">
            <text:p>-180</text:p>
          </table:table-cell>
          <table:table-cell table:style-name="ce30" office:value-type="float" office:value="93.3816">
            <text:p>93.3816</text:p>
          </table:table-cell>
          <table:table-cell table:style-name="ce30" office:value-type="float" office:value="171.1906">
            <text:p>171.190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Cash-Flow Global Acumulado</text:p>
          </table:table-cell>
          <table:table-cell table:style-name="ce20" office:value-type="float" office:value="-180">
            <text:p>-180</text:p>
          </table:table-cell>
          <table:table-cell table:style-name="ce31" office:value-type="float" office:value="-86.6184">
            <text:p>-86.6184</text:p>
          </table:table-cell>
          <table:table-cell table:style-name="ce31" office:value-type="float" office:value="84.5722">
            <text:p>84.5722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3" office:value-type="string" table:number-columns-spanned="4" table:number-rows-spanned="1">
            <text:p>Preços Correntes</text:p>
          </table:table-cell>
          <table:covered-table-cell table:style-name="ce20"/>
          <table:covered-table-cell table:style-name="ce20"/>
          <table:covered-table-cell table:style-name="ce20"/>
          <table:table-cell table:number-columns-repeated="1019"/>
        </table:table-row>
        <table:table-row table:style-name="ro2">
          <table:table-cell table:style-name="ce1"/>
          <table:table-cell table:style-name="ce4" office:value-type="string">
            <text:p>Taxa de Actualização</text:p>
          </table:table-cell>
          <table:table-cell table:style-name="ce25" office:value-type="string">
            <text:p>-</text:p>
          </table:table-cell>
          <table:table-cell table:style-name="ce32" office:value-type="percentage" office:value="0.1">
            <text:p>10.00%</text:p>
          </table:table-cell>
          <table:table-cell table:style-name="ce32" office:value-type="percentage" office:value="0.11">
            <text:p>11.00%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5" office:value-type="string">
            <text:p>Coeficiente de Actualização</text:p>
          </table:table-cell>
          <table:table-cell table:style-name="ce26" office:value-type="float" office:value="1">
            <text:p>1</text:p>
          </table:table-cell>
          <table:table-cell table:style-name="ce26" table:formula="of:=[.D35]/[.D25]" office:value-type="float" office:value="0.936364">
            <text:p>0.94</text:p>
          </table:table-cell>
          <table:table-cell table:style-name="ce26" table:formula="of:=[.E35]/[.E25]" office:value-type="float" office:value="0.8610505">
            <text:p>0.86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6" office:value-type="string">
            <text:p>Cash-Flow Global Actualizado</text:p>
          </table:table-cell>
          <table:table-cell table:style-name="ce27" office:value-type="float" office:value="-180">
            <text:p>-180</text:p>
          </table:table-cell>
          <table:table-cell table:style-name="ce33" office:value-type="float" office:value="93.6364">
            <text:p>93.6364</text:p>
          </table:table-cell>
          <table:table-cell table:style-name="ce33" office:value-type="float" office:value="172.2101">
            <text:p>172.2101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Cash-Flow Global Acumulado</text:p>
          </table:table-cell>
          <table:table-cell table:style-name="ce28" office:value-type="float" office:value="-180">
            <text:p>-180</text:p>
          </table:table-cell>
          <table:table-cell table:style-name="ce34" office:value-type="float" office:value="-86.3636">
            <text:p>-86.3636</text:p>
          </table:table-cell>
          <table:table-cell table:style-name="ce34" office:value-type="float" office:value="85.8465">
            <text:p>85.8465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1764in" fo:margin-bottom="0.1618in" fo:margin-left="0.1528in" fo:margin-right="0.1681in" style:table-centering="both" style:writing-mode="lr-tb"/>
      <style:header-style>
        <style:header-footer-properties fo:min-height="0.2173in" fo:margin-left="0in" fo:margin-right="0in" fo:margin-bottom="0.0984in"/>
      </style:header-style>
      <style:footer-style>
        <style:header-footer-properties fo:min-height="0.1744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emplate de Mapa de Cash-Flow</text:p>
      </style:header>
      <style:header-left style:display="false"/>
      <style:footer>
        <text:p>DEETC :: Economia e Gestão de Projectos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05/23/2010</text:date>, <text:time>16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TxNom</math:mi>
        <math:mo math:stretchy="false">=</math:mo>
        <math:mrow>
          <math:mo math:stretchy="false">(</math:mo>
          <math:mrow>
            <math:mn>1</math:mn>
            <math:mo math:stretchy="false">+</math:mo>
            <math:mi math:fontstyle="italic">TxPConstantes</math:mi>
          </math:mrow>
          <math:mo math:stretchy="false">)</math:mo>
        </math:mrow>
      </math:mrow>
      <math:mrow>
        <math:mrow>
          <math:mo math:stretchy="false">(</math:mo>
          <math:mrow>
            <math:mn>1</math:mn>
            <math:mo math:stretchy="false">+</math:mo>
            <math:mi math:fontstyle="italic">TxInflação</math:mi>
          </math:mrow>
          <math:mo math:stretchy="false">)</math:mo>
        </math:mrow>
        <math:mo math:stretchy="false">−</math:mo>
        <math:mn>1</math:mn>
      </math:mrow>
    </math:mrow>
    <math:annotation math:encoding="StarMath 5.0">TxNom = (1 + TxPConstantes)(1 + TxInflação) -1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TxPConstantes</math:mi>
      <math:mo math:stretchy="false">=</math:mo>
      <math:mrow>
        <math:mfrac>
          <math:mrow>
            <math:mi math:fontstyle="italic">TxNom</math:mi>
            <math:mo math:stretchy="false">+</math:mo>
            <math:mn>1</math:mn>
          </math:mrow>
          <math:mrow>
            <math:mi math:fontstyle="italic">TxInflação</math:mi>
            <math:mo math:stretchy="false">+</math:mo>
            <math:mn>1</math:mn>
          </math:mrow>
        </math:mfrac>
        <math:mo math:stretchy="false">−</math:mo>
        <math:mn>1</math:mn>
      </math:mrow>
    </math:mrow>
    <math:annotation math:encoding="StarMath 5.0">TxPConstantes = {TxNom + 1}over{TxInflação +1} -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Taxa</math:mi>
      <math:mrow>
        <math:mi math:fontstyle="italic">Pconstantes</math:mi>
        <math:mo math:stretchy="false">=</math:mo>
        <math:mfrac>
          <math:mrow>
            <math:mn>0.10</math:mn>
            <math:mo math:stretchy="false">+</math:mo>
            <math:mn>1</math:mn>
          </math:mrow>
          <math:mrow>
            <math:mn>0.03</math:mn>
            <math:mo math:stretchy="false">+</math:mo>
            <math:mn>1</math:mn>
          </math:mrow>
        </math:mfrac>
      </math:mrow>
      <math:mi>–</math:mi>
      <math:mrow>
        <math:mrow>
          <math:mn>1</math:mn>
          <math:mo math:stretchy="false">=</math:mo>
          <math:mn>0.070874</math:mn>
        </math:mrow>
        <math:mo math:stretchy="false">=</math:mo>
        <math:mn>7.0874</math:mn>
      </math:mrow>
      <math:mtext>%</math:mtext>
    </math:mrow>
    <math:annotation math:encoding="StarMath 5.0">Taxa Pconstantes = {0.10 +1}over{0.03 +1} – 1 = 0.070874 = 7.0874"%"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Taxa</math:mi>
      <math:mrow>
        <math:mi math:fontstyle="italic">Pconstantes</math:mi>
        <math:mo math:stretchy="false">=</math:mo>
        <math:mfrac>
          <math:mrow>
            <math:mn>0.11</math:mn>
            <math:mo math:stretchy="false">+</math:mo>
            <math:mn>1</math:mn>
          </math:mrow>
          <math:mrow>
            <math:mn>0.03</math:mn>
            <math:mo math:stretchy="false">+</math:mo>
            <math:mn>1</math:mn>
          </math:mrow>
        </math:mfrac>
      </math:mrow>
      <math:mi>–</math:mi>
      <math:mrow>
        <math:mrow>
          <math:mn>1</math:mn>
          <math:mo math:stretchy="false">=</math:mo>
          <math:mn>0.080874</math:mn>
        </math:mrow>
        <math:mo math:stretchy="false">=</math:mo>
        <math:mn>8.0874</math:mn>
      </math:mrow>
      <math:mtext>%</math:mtext>
    </math:mrow>
    <math:annotation math:encoding="StarMath 5.0">Taxa Pconstantes = {0.11 +1}over{0.03 +1} – 1 = 0.080874 = 8.0874"%"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VAL</math:mi>
      <math:mrow>
        <math:mrow>
          <math:mrow>
            <math:mrow>
              <math:mrow>
                <math:mi math:fontstyle="normal">:</math:mi>
                <math:mo math:stretchy="false">−</math:mo>
                <math:mn>180</math:mn>
              </math:mrow>
              <math:mo math:stretchy="false">+</math:mo>
              <math:mfrac>
                <math:mn>100</math:mn>
                <math:mrow>
                  <math:mrow>
                    <math:mo math:stretchy="false">(</math:mo>
                    <math:mrow>
                      <math:mn>1</math:mn>
                      <math:mo math:stretchy="false">+</math:mo>
                      <math:mn>0.070874</math:mn>
                    </math:mrow>
                    <math:mo math:stretchy="false">)</math:mo>
                  </math:mrow>
                  <math:mn>¹</math:mn>
                </math:mrow>
              </math:mfrac>
            </math:mrow>
            <math:mo math:stretchy="false">+</math:mo>
            <math:mfrac>
              <math:mn>200</math:mn>
              <math:mrow>
                <math:mrow>
                  <math:mo math:stretchy="false">(</math:mo>
                  <math:mrow>
                    <math:mn>1</math:mn>
                    <math:mo math:stretchy="false">+</math:mo>
                    <math:mn>0.080874</math:mn>
                  </math:mrow>
                  <math:mo math:stretchy="false">)</math:mo>
                </math:mrow>
                <math:mn>²</math:mn>
              </math:mrow>
            </math:mfrac>
          </math:mrow>
          <math:mo math:stretchy="false">=</math:mo>
          <math:mrow>
            <math:mrow>
              <math:mrow>
                <math:mo math:stretchy="false">−</math:mo>
                <math:mn>180</math:mn>
              </math:mrow>
              <math:mo math:stretchy="false">+</math:mo>
              <math:mn>93.3816</math:mn>
            </math:mrow>
            <math:mo math:stretchy="false">+</math:mo>
            <math:mn>171.1906</math:mn>
          </math:mrow>
        </math:mrow>
        <math:mo math:stretchy="false">=</math:mo>
        <math:mn>84.5722</math:mn>
      </math:mrow>
    </math:mrow>
    <math:annotation math:encoding="StarMath 5.0">VAL :  -180 + {100}over{(1+0.070874)¹} + {200}over{(1+0.080874)²} = -180 + 93.3816 + 171.1906 = 84.572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VAL</math:mi>
      <math:mrow>
        <math:mrow>
          <math:mrow>
            <math:mrow>
              <math:mrow>
                <math:mi math:fontstyle="normal">:</math:mi>
                <math:mo math:stretchy="false">−</math:mo>
                <math:mn>180</math:mn>
              </math:mrow>
              <math:mo math:stretchy="false">+</math:mo>
              <math:mfrac>
                <math:mrow>
                  <math:mn>100</math:mn>
                  <math:mo math:stretchy="false">∗</math:mo>
                  <math:mn>1.03¹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+</math:mo>
                      <math:mn>0.10</math:mn>
                    </math:mrow>
                    <math:mo math:stretchy="false">)</math:mo>
                  </math:mrow>
                  <math:mn>¹</math:mn>
                </math:mrow>
              </math:mfrac>
            </math:mrow>
            <math:mo math:stretchy="false">+</math:mo>
            <math:mfrac>
              <math:mrow>
                <math:mn>200</math:mn>
                <math:mo math:stretchy="false">∗</math:mo>
                <math:mn>1.03²</math:mn>
              </math:mrow>
              <math:mrow>
                <math:mrow>
                  <math:mo math:stretchy="false">(</math:mo>
                  <math:mrow>
                    <math:mn>1</math:mn>
                    <math:mo math:stretchy="false">+</math:mo>
                    <math:mn>0.11</math:mn>
                  </math:mrow>
                  <math:mo math:stretchy="false">)</math:mo>
                </math:mrow>
                <math:mn>²</math:mn>
              </math:mrow>
            </math:mfrac>
          </math:mrow>
          <math:mo math:stretchy="false">=</math:mo>
          <math:mrow>
            <math:mrow>
              <math:mrow>
                <math:mo math:stretchy="false">−</math:mo>
                <math:mn>180</math:mn>
              </math:mrow>
              <math:mo math:stretchy="false">+</math:mo>
              <math:mn>93.6364</math:mn>
            </math:mrow>
            <math:mo math:stretchy="false">+</math:mo>
            <math:mn>172.2101</math:mn>
          </math:mrow>
        </math:mrow>
        <math:mo math:stretchy="false">=</math:mo>
        <math:mn>85.8465</math:mn>
      </math:mrow>
    </math:mrow>
    <math:annotation math:encoding="StarMath 5.0">VAL :  -180 + {100*1.03¹}over{(1+0.10)¹} + {200*1.03²}over{(1+0.11)²} = -180 + 93.6364 + 172.2101 = 85.8465</math:annotation>
  </math:semantics>
</math:math>
</file>